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20%"/>
      <style:text-properties style:font-name="Times" fo:font-size="12pt"/>
    </style:style>
    <style:style style:name="P2" style:family="paragraph" style:parent-style-name="Standard">
      <style:paragraph-properties fo:margin-top="0in" fo:margin-bottom="0.0972in" style:contextual-spacing="false" fo:line-height="120%"/>
      <style:text-properties style:font-name="Times" fo:font-size="12pt" fo:font-weight="bold"/>
    </style:style>
    <style:style style:name="P3" style:family="paragraph" style:parent-style-name="Standard">
      <style:paragraph-properties fo:margin-top="0in" fo:margin-bottom="0.0972in" style:contextual-spacing="false" fo:line-height="120%" fo:text-align="center" style:justify-single-word="false"/>
      <style:text-properties style:font-name="Times" fo:font-size="18pt" fo:font-weight="bold"/>
    </style:style>
    <style:style style:name="P4" style:family="paragraph" style:parent-style-name="Standard">
      <style:text-properties style:font-name="Times" fo:font-size="12pt"/>
    </style:style>
    <style:style style:name="P5" style:family="paragraph" style:parent-style-name="Standard">
      <style:paragraph-properties style:line-height-at-least="0.222in"/>
      <style:text-properties style:font-name="Times" fo:font-size="12pt"/>
    </style:style>
    <style:style style:name="P6" style:family="paragraph" style:parent-style-name="Standard">
      <style:text-properties style:font-name="Times" fo:font-size="12pt" style:text-underline-style="solid" style:text-underline-width="auto" style:text-underline-color="#000000" fo:font-weight="bold"/>
    </style:style>
    <style:style style:name="P7" style:family="paragraph" style:parent-style-name="Standard">
      <style:text-properties style:font-name="Times" fo:font-size="12pt" officeooo:paragraph-rsid="000d5a0e"/>
    </style:style>
    <style:style style:name="P8" style:family="paragraph" style:parent-style-name="Standard">
      <style:text-properties style:font-name="Times" fo:font-size="12pt" fo:font-weight="bold" officeooo:rsid="000d5a0e" officeooo:paragraph-rsid="000d5a0e" style:font-weight-asian="bold" style:font-weight-complex="bold"/>
    </style:style>
    <style:style style:name="P9" style:family="paragraph" style:parent-style-name="Standard">
      <style:text-properties style:font-name="Times" fo:font-size="12pt" officeooo:rsid="000e8cc4" officeooo:paragraph-rsid="000e8cc4"/>
    </style:style>
    <style:style style:name="P10" style:family="paragraph" style:parent-style-name="Standard">
      <style:text-properties style:font-name="Times" fo:font-size="12pt" officeooo:paragraph-rsid="000e8cc4"/>
    </style:style>
    <style:style style:name="P1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12" style:family="paragraph" style:parent-style-name="Standard">
      <style:paragraph-properties fo:margin-top="0.139in" fo:margin-bottom="0.0835in" style:contextual-spacing="false"/>
      <style:text-properties style:font-name="Times" fo:font-size="12pt" style:text-underline-style="solid" style:text-underline-width="auto" style:text-underline-color="font-color" fo:font-weight="bold"/>
    </style:style>
    <style:style style:name="P13" style:family="paragraph" style:parent-style-name="Standard">
      <style:paragraph-properties fo:margin-top="0.139in" fo:margin-bottom="0.0835in" style:contextual-spacing="false"/>
      <style:text-properties style:font-name="Times" fo:font-size="12pt" officeooo:rsid="0010008d" officeooo:paragraph-rsid="0010008d"/>
    </style:style>
    <style:style style:name="P14" style:family="paragraph" style:parent-style-name="Standard">
      <style:text-properties style:font-name="Times" fo:font-size="12pt"/>
    </style:style>
    <style:style style:name="P15" style:family="paragraph" style:parent-style-name="Standard">
      <style:text-properties style:font-name="Times" fo:font-size="12pt" officeooo:rsid="000e8cc4" officeooo:paragraph-rsid="000e8cc4"/>
    </style:style>
    <style:style style:name="P16" style:family="paragraph" style:parent-style-name="Standard">
      <style:text-properties style:font-name="Times" fo:font-size="12pt" fo:font-weight="bold" officeooo:rsid="0010008d" officeooo:paragraph-rsid="0010008d" style:font-weight-asian="bold" style:font-weight-complex="bold"/>
    </style:style>
    <style:style style:name="P17" style:family="paragraph" style:parent-style-name="Standard">
      <style:text-properties style:font-name="Times" fo:font-size="12pt" fo:font-weight="normal" officeooo:rsid="00102e89" officeooo:paragraph-rsid="00102e89" style:font-weight-asian="normal" style:font-weight-complex="normal"/>
    </style:style>
    <style:style style:name="P18" style:family="paragraph" style:parent-style-name="Standard">
      <style:paragraph-properties fo:margin-top="0in" fo:margin-bottom="0.0972in" style:contextual-spacing="false" fo:line-height="120%"/>
      <style:text-properties style:font-name="Times" fo:font-size="12pt"/>
    </style:style>
    <style:style style:name="P19" style:family="paragraph" style:parent-style-name="Standard">
      <style:paragraph-properties fo:margin-top="0in" fo:margin-bottom="0.0972in" style:contextual-spacing="false" fo:line-height="120%"/>
      <style:text-properties style:font-name="Times" fo:font-size="12pt" officeooo:rsid="0010008d" officeooo:paragraph-rsid="0010008d"/>
    </style:style>
    <style:style style:name="P20" style:family="paragraph" style:parent-style-name="Footnote">
      <style:text-properties officeooo:rsid="0010008d" officeooo:paragraph-rsid="0010008d"/>
    </style:style>
    <style:style style:name="T1" style:family="text">
      <style:text-properties fo:font-style="italic"/>
    </style:style>
    <style:style style:name="T2" style:family="text">
      <style:text-properties fo:font-style="italic" officeooo:rsid="000e8cc4"/>
    </style:style>
    <style:style style:name="T3" style:family="text">
      <style:text-properties officeooo:rsid="000e8cc4"/>
    </style:style>
    <style:style style:name="T4" style:family="text">
      <style:text-properties officeooo:rsid="001000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rrent Trends of </text:p>
      <text:p text:style-name="P11">Artificial Intelligence</text:p>
      <text:p text:style-name="P3">Phase <text:span text:style-name="T4">4</text:span></text:p>
      <text:p text:style-name="P12">Progress</text:p>
      <text:p text:style-name="P13">We have looked to two different methods this phase. Previously we had created our own method to find frequent patterns in <text:s/>measures but we found an algorithm that would find faster frequent patterns. The algorithm is fp-growth and we used the implementation of Christian Borgelt <text:note text:id="ftn0" text:note-class="footnote"><text:note-citation>1</text:note-citation><text:note-body><text:p text:style-name="P20">http://www.borgelt.net/pyfim.html</text:p></text:note-body></text:note>. <text:s/>However the results are slightly worse than the results of our own method but it is much faster.</text:p>
      <text:p text:style-name="P12">Results</text:p>
      <text:p text:style-name="P2">Note Frequency (Old Best Result)</text:p>
      <text:p text:style-name="P7">Error performance (lower is better)<text:line-break/>-----------------------------------<text:line-break/>Performer prediction 29;29;27;29;31 =&gt; 145<text:line-break/>Instrument prediction 20;21;21;21;21 =&gt; 104<text:line-break/>Style prediction 24;25;24;23;23 =&gt; 119<text:line-break/>Year prediction 532;547;498;507;539 =&gt; 2623<text:line-break/>Tempo prediction 2662.2;2238;3114.1;2416.3;2227.6 =&gt; 12658.2</text:p>
      <text:p text:style-name="P1"/>
      <text:p text:style-name="P2">Note Duration</text:p>
      <text:p text:style-name="P4">Error performance (lower is better)<text:line-break/>-----------------------------------<text:line-break/>Performer prediction<text:tab/>35;34;34;33;35 =&gt; 171</text:p>
      <text:p text:style-name="P4">Instrument prediction<text:tab/>20;21;21;21;21 =&gt; 104</text:p>
      <text:p text:style-name="P4">Style prediction<text:tab/>24;25;24;23;23 =&gt; 119</text:p>
      <text:p text:style-name="P4">Year prediction<text:tab/>532;518;498;507;539 =&gt; 2594</text:p>
      <text:p text:style-name="P4">Tempo prediction<text:tab/>3223.6;2199.5;3216.9;2646.8;2451.9 =&gt; 13738.7</text:p>
      <text:p text:style-name="P4"/>
      <text:p text:style-name="P4">We noticed immediately is the same results for the Style and Instrument Prediction.</text:p>
      <text:p text:style-name="P4">After taking a look closer to the data we saw that both prediction algorithms predict for all Styles <text:span text:style-name="T1">Postbop</text:span> and instruments <text:span text:style-name="T1">ts, </text:span>which is the reason of this result.</text:p>
      <text:p text:style-name="P4"/>
      <text:p text:style-name="P4">We see a small improvement for the year predictions, but there is no general improvement.</text:p>
      <text:p text:style-name="P1"/>
      <text:p text:style-name="P2">Note Pattern</text:p>
      <text:p text:style-name="P5"><text:soft-page-break/>Error performance (lower is better)</text:p>
      <text:p text:style-name="P5">-----------------------------------</text:p>
      <text:p text:style-name="P5">Performer prediction    28;30;29;30;31 =&gt; 148</text:p>
      <text:p text:style-name="P5">Instrument prediction    17;18;17;19;18 =&gt; 89</text:p>
      <text:p text:style-name="P5">Style prediction    23;24;22;22;19 =&gt; 110</text:p>
      <text:p text:style-name="P5">Year prediction        510;523;466;515;564 =&gt; 2578</text:p>
      <text:p text:style-name="P5">Tempo prediction    2963.2;2357.9;2953.7;2796.8;2565.7 =&gt; 13637.3</text:p>
      <text:p text:style-name="P4"/>
      <text:p text:style-name="P4">Th<text:span text:style-name="T4">ese </text:span>results are also interesting . We see an improvement for the Instrument,Year, Style Predictions. Certainly an improvement.</text:p>
      <text:p text:style-name="P4"/>
      <text:p text:style-name="P8">Tempo Formula</text:p>
      <text:p text:style-name="P9">Error performance (lower is better) </text:p>
      <text:p text:style-name="P9">----------------------------------- </text:p>
      <text:p text:style-name="P9">Performer prediction<text:tab/>28;30;29;30;31 =&gt; 148 </text:p>
      <text:p text:style-name="P9">Instrument prediction<text:tab/>17;18;17;19;18 =&gt; 89 </text:p>
      <text:p text:style-name="P9">Style prediction<text:tab/>23;24;22;22;19 =&gt; 110 </text:p>
      <text:p text:style-name="P9">Year prediction<text:tab/>510;523;466;515;564 =&gt; 2578 </text:p>
      <text:p text:style-name="P9">Tempo prediction<text:tab/>720.2;611;651.3;764.2;588 =&gt; 3334.7 </text:p>
      <text:p text:style-name="P9"/>
      <text:p text:style-name="P16">Fp-growth</text:p>
      <text:p text:style-name="P17">Error performance (lower is better)</text:p>
      <text:p text:style-name="P17">-----------------------------------</text:p>
      <text:p text:style-name="P17">Performer prediction<text:tab/>34;33;32;34;34 =&gt; 167</text:p>
      <text:p text:style-name="P17">Instrument prediction<text:tab/>19;20;20;20;20 =&gt; 99</text:p>
      <text:p text:style-name="P17">Style prediction<text:tab/>23;24;23;22;22 =&gt; 114</text:p>
      <text:p text:style-name="P17">Year prediction<text:tab/>527;536;493;502;526 =&gt; 2584</text:p>
      <text:p text:style-name="P17">Tempo prediction<text:tab/>2582.9;2305.1;3469.3;2977;2276.7 =&gt; 13611</text:p>
      <text:p text:style-name="P4"/>
      <text:p text:style-name="P6">Best Results for the Moment</text:p>
      <text:p text:style-name="P6"/>
      <text:p text:style-name="P5">Error performance (lower is better)</text:p>
      <text:p text:style-name="P5">-----------------------------------</text:p>
      <text:p text:style-name="P4">Performer prediction 29;29;27;29;31 =&gt; 145 <text:span text:style-name="T1">(Note Frequency)</text:span></text:p>
      <text:p text:style-name="P5">Instrument prediction    17;18;17;19;18 =&gt; 89 <text:span text:style-name="T1">(Note Pattern)</text:span></text:p>
      <text:p text:style-name="P5">Style prediction    23;24;22;22;19 =&gt; 110 <text:s/><text:span text:style-name="T1">(Note Pattern)</text:span></text:p>
      <text:p text:style-name="P5">Year prediction        510;523;466;515;564 =&gt; 2578 <text:s/><text:span text:style-name="T1">(Note Pattern)</text:span></text:p>
      <text:p text:style-name="P10">Tempo prediction 2662.2;2238;3114.1;2416.3;2227.6 =&gt; <text:span text:style-name="T3">3334.7 </text:span><text:span text:style-name="T1">(</text:span><text:span text:style-name="T2">Tempo Formula</text:span><text:span text:style-name="T1">)</text:span></text:p>
      <text:p text:style-name="P4"/>
      <text:p text:style-name="P12">To run the code</text:p>
      <text:p text:style-name="P1">Run the following command to install all necessary libraries:</text:p>
      <text:p text:style-name="P1">pip install -r requirements.txt</text:p>
      <text:p text:style-name="P19">To install fpgrowth you must run:</text:p>
      <text:p text:style-name="P19">python pyfim/setup_fim.py install</text:p>
      <text:p text:style-name="P19"><text:soft-page-break/>The pyfim library can be downloaded from http://www.borgelt.net/pyfim.html</text:p>
      <text:p text:style-name="P1">To run the program, use command:</text:p>
      <text:p text:style-name="P1">perl crossvalidate.pl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6-05-22T22:07:59.197964964</dc:date>
    <meta:editing-duration>P0D</meta:editing-duration>
    <meta:editing-cycles>1</meta:editing-cycles>
    <meta:document-statistic meta:table-count="0" meta:image-count="0" meta:object-count="0" meta:page-count="3" meta:paragraph-count="59" meta:word-count="405" meta:character-count="3246" meta:non-whitespace-character-count="2849"/>
  </office:meta>
</office:document-meta>
</file>